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20dc" officeooo:paragraph-rsid="001f20dc" fo:background-color="#ffff00"/>
    </style:style>
    <style:style style:name="P2" style:family="paragraph" style:parent-style-name="Standard">
      <style:paragraph-properties fo:text-align="start" style:justify-single-word="false"/>
      <style:text-properties officeooo:rsid="001f20dc" officeooo:paragraph-rsid="001f20dc" fo:background-color="transparent"/>
    </style:style>
    <style:style style:name="T1" style:family="text">
      <style:text-properties officeooo:rsid="0020c7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0</text:p>
      <text:p text:style-name="P1"/>
      <text:p text:style-name="P2">-Définittion du cahier d’initialisation : gameplay, histoire, stuff ...</text:p>
      <text:p text:style-name="P2"/>
      <text:p text:style-name="P2">-Création de la map ainsi que des structures de stockage de l’information</text:p>
      <text:p text:style-name="P2"/>
      <text:p text:style-name="P2">-Déplacements du joueur ainsi que scrolling</text:p>
      <text:p text:style-name="P2"/>
      <text:p text:style-name="P2">-Changement de map (pratiquement terminé, manque uniquement l’animation de transition)</text:p>
      <text:p text:style-name="P2"/>
      <text:p text:style-name="P2">-<text:span text:style-name="T1">Animations du joueur lors et préparation des animations de toutes les entités</text:span></text:p>
      <text:p text:style-name="P2"/>
      <text:p text:style-name="P2">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4:50:34.573283060</meta:creation-date>
    <dc:date>2018-05-15T14:56:21.055043897</dc:date>
    <meta:editing-duration>PT5M4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52" meta:character-count="360" meta:non-whitespace-character-count="315"/>
  </office:meta>
</office:document-meta>
</file>